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fdesired</text:p>
          </table:table-cell>
          <table:table-cell office:value-type="string" calcext:value-type="string">
            <text:p>divided by 8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formula="of:=(16000000*8/[.B3])-1" office:value-type="float" office:value="1999" calcext:value-type="float">
            <text:p>2.00E+03</text:p>
          </table:table-cell>
          <table:table-cell office:value-type="float" office:value="64000" calcext:value-type="float">
            <text:p>64.00E+03</text:p>
          </table:table-cell>
          <table:table-cell table:formula="of:=([.A3]+1)/8" office:value-type="float" office:value="250" calcext:value-type="float">
            <text:p>250</text:p>
          </table:table-cell>
        </table:table-row>
        <table:table-row table:style-name="ro1">
          <table:table-cell table:formula="of:=(16000000*8/[.B4])-1" office:value-type="float" office:value="1023" calcext:value-type="float">
            <text:p>1.02E+03</text:p>
          </table:table-cell>
          <table:table-cell office:value-type="float" office:value="125000" calcext:value-type="float">
            <text:p>125.00E+03</text:p>
          </table:table-cell>
          <table:table-cell table:formula="of:=([.A4]+1)/8" office:value-type="float" office:value="128" calcext:value-type="float">
            <text:p>128</text:p>
          </table:table-cell>
        </table:table-row>
        <table:table-row table:style-name="ro1">
          <table:table-cell table:formula="of:=(16000000*8/[.B5])-1" office:value-type="float" office:value="511" calcext:value-type="float">
            <text:p>511.00E+00</text:p>
          </table:table-cell>
          <table:table-cell office:value-type="float" office:value="250000" calcext:value-type="float">
            <text:p>250.00E+03</text:p>
          </table:table-cell>
          <table:table-cell table:formula="of:=([.A5]+1)/8" office:value-type="float" office:value="64" calcext:value-type="float">
            <text:p>64</text:p>
          </table:table-cell>
        </table:table-row>
        <table:table-row table:style-name="ro1">
          <table:table-cell table:formula="of:=(16000000*8/[.B6])-1" office:value-type="float" office:value="255" calcext:value-type="float">
            <text:p>255.00E+00</text:p>
          </table:table-cell>
          <table:table-cell office:value-type="float" office:value="500000" calcext:value-type="float">
            <text:p>500.00E+03</text:p>
          </table:table-cell>
          <table:table-cell table:formula="of:=([.A6]+1)/8" office:value-type="float" office:value="32" calcext:value-type="float">
            <text:p>32</text:p>
          </table:table-cell>
        </table:table-row>
        <table:table-row table:style-name="ro1">
          <table:table-cell table:formula="of:=(16000000*8/[.B7])-1" office:value-type="float" office:value="159" calcext:value-type="float">
            <text:p>159.00E+00</text:p>
          </table:table-cell>
          <table:table-cell office:value-type="float" office:value="800000" calcext:value-type="float">
            <text:p>800.00E+03</text:p>
          </table:table-cell>
          <table:table-cell table:formula="of:=([.A7]+1)/8" office:value-type="float" office:value="20" calcext:value-type="float">
            <text:p>20</text:p>
          </table:table-cell>
        </table:table-row>
        <table:table-row table:style-name="ro1">
          <table:table-cell table:formula="of:=(16000000*8/[.B8])-1" office:value-type="float" office:value="127" calcext:value-type="float">
            <text:p>127.00E+00</text:p>
          </table:table-cell>
          <table:table-cell office:value-type="float" office:value="1000000" calcext:value-type="float">
            <text:p>1.00E+06</text:p>
          </table:table-cell>
          <table:table-cell table:formula="of:=([.A8]+1)/8" office:value-type="float" office:value="16" calcext:value-type="float">
            <text:p>16</text:p>
          </table:table-cell>
        </table:table-row>
        <table:table-row table:style-name="ro1">
          <table:table-cell table:formula="of:=(16000000*8/[.B9])-1" office:value-type="float" office:value="63" calcext:value-type="float">
            <text:p>63.00E+00</text:p>
          </table:table-cell>
          <table:table-cell office:value-type="float" office:value="2000000" calcext:value-type="float">
            <text:p>2.00E+06</text:p>
          </table:table-cell>
          <table:table-cell table:formula="of:=([.A9]+1)/8" office:value-type="float" office:value="8" calcext:value-type="float">
            <text:p>8</text:p>
          </table:table-cell>
        </table:table-row>
        <table:table-row table:style-name="ro1">
          <table:table-cell table:formula="of:=(16000000*8/[.B10])-1" office:value-type="float" office:value="31" calcext:value-type="float">
            <text:p>31.00E+00</text:p>
          </table:table-cell>
          <table:table-cell office:value-type="float" office:value="4000000" calcext:value-type="float">
            <text:p>4.00E+06</text:p>
          </table:table-cell>
          <table:table-cell table:formula="of:=([.A10]+1)/8" office:value-type="float" office:value="4" calcext:value-type="float">
            <text:p>4</text:p>
          </table:table-cell>
        </table:table-row>
        <table:table-row table:style-name="ro1">
          <table:table-cell table:formula="of:=(16000000*8/[.B11])-1" office:value-type="float" office:value="7" calcext:value-type="float">
            <text:p>7.00E+00</text:p>
          </table:table-cell>
          <table:table-cell office:value-type="float" office:value="16000000" calcext:value-type="float">
            <text:p>16.00E+06</text:p>
          </table:table-cell>
          <table:table-cell table:formula="of:=([.A11]+1)/8" office:value-type="float" office:value="1" calcext:value-type="float">
            <text:p>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2:23:22.205134984</meta:creation-date>
    <dc:date>2017-05-05T21:02:34.686900741</dc:date>
    <meta:editing-duration>PT4H37M21S</meta:editing-duration>
    <meta:editing-cycles>1</meta:editing-cycles>
    <meta:generator>LibreOffice/5.3.1.2$Linux_X86_64 LibreOffice_project/30m0$Build-2</meta:generator>
    <meta:document-statistic meta:table-count="1" meta:cell-count="30" meta:object-count="0"/>
  </office:meta>
</office:document-meta>
</file>